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>
      <style:text-properties fo:background-color="#00FFFF"/>
    </style:style>
    <style:style style:name="P3" style:parent-style-name="Paragraphedeliste" style:list-style-name="LFO1" style:family="paragraph">
      <style:text-properties fo:background-color="#00FF00"/>
    </style:style>
    <style:style style:name="P4" style:parent-style-name="Paragraphedeliste" style:list-style-name="LFO1" style:family="paragraph">
      <style:text-properties fo:background-color="#00FF00"/>
    </style:style>
    <style:style style:name="P5" style:parent-style-name="Paragraphedeliste" style:list-style-name="LFO1" style:family="paragraph">
      <style:text-properties fo:background-color="#00FF00"/>
    </style:style>
    <style:style style:name="P6" style:parent-style-name="Paragraphedeliste" style:list-style-name="LFO1" style:family="paragraph">
      <style:text-properties fo:background-color="#00FFFF"/>
    </style:style>
    <style:style style:name="P7" style:parent-style-name="Paragraphedeliste" style:list-style-name="LFO1" style:family="paragraph">
      <style:text-properties fo:background-color="#FF0000"/>
    </style:style>
    <style:style style:name="P8" style:parent-style-name="Paragraphedeliste" style:list-style-name="LFO1" style:family="paragraph">
      <style:text-properties fo:background-color="#FF0000"/>
    </style:style>
    <style:style style:name="P9" style:parent-style-name="Paragraphedeliste" style:list-style-name="LFO1" style:family="paragraph">
      <style:text-properties fo:background-color="#00FF00"/>
    </style:style>
    <style:style style:name="P10" style:parent-style-name="Paragraphedeliste" style:list-style-name="LFO1" style:family="paragraph">
      <style:text-properties fo:background-color="#FF0000"/>
    </style:style>
    <style:style style:name="P11" style:parent-style-name="Paragraphedeliste" style:list-style-name="LFO1" style:family="paragraph">
      <style:text-properties fo:background-color="#00FF00"/>
    </style:style>
    <style:style style:name="P12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<text:tab/><text:tab/><text:tab/><text:tab/><text:tab/>TD : Management de SI</text:p>
      <text:p text:style-name="Normal"/>
      <text:p text:style-name="Normal">Les pages voulus sur le site :</text:p>
      <text:list text:style-name="LFO1" text:continue-numbering="true">
        <text:list-item>
          <text:p text:style-name="P2">Page d’accueille<text:s/></text:p>
        </text:list-item>
        <text:list-item>
          <text:p text:style-name="P3">Calendrier de rendez-vous</text:p>
        </text:list-item>
        <text:list-item>
          <text:p text:style-name="P4">Une page d’identification</text:p>
        </text:list-item>
        <text:list-item>
          <text:p text:style-name="P5">Page pour demandez des rendez-vous (urgent ou non)<text:s/></text:p>
        </text:list-item>
        <text:list-item>
          <text:p text:style-name="P6">Une page support</text:p>
        </text:list-item>
        <text:list-item>
          <text:p text:style-name="P7">Une page FAQ</text:p>
        </text:list-item>
        <text:list-item>
          <text:p text:style-name="P8">Page de présentation du cabinet et du dentiste</text:p>
        </text:list-item>
        <text:list-item>
          <text:p text:style-name="P9">Une page de profil pour l’utilisateur et dentiste</text:p>
        </text:list-item>
        <text:list-item>
          <text:p text:style-name="P10">Une page d’avis</text:p>
        </text:list-item>
        <text:list-item>
          <text:p text:style-name="P11">Une page mentions légale</text:p>
        </text:list-item>
      </text:list>
      <text:p text:style-name="P12"/>
      <text:p text:style-name="Normal">Prix : entre 5 000€ et 8 000€</text:p>
      <text:p text:style-name="Normal"/>
      <text:p text:style-name="Paragraphedeliste"/>
      <text:p text:style-name="Paragraphedelist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ILLYAN LEBEGUE</meta:initial-creator>
    <dc:creator>KILLYAN LEBEGUE</dc:creator>
    <meta:creation-date>2024-09-06T13:02:00Z</meta:creation-date>
    <dc:date>2024-09-06T14:19:00Z</dc:date>
    <meta:template xlink:href="Normal" xlink:type="simple"/>
    <meta:editing-cycles>1</meta:editing-cycles>
    <meta:editing-duration>PT3420S</meta:editing-duration>
    <meta:document-statistic meta:page-count="1" meta:paragraph-count="1" meta:word-count="58" meta:character-count="382" meta:row-count="2" meta:non-whitespace-character-count="325"/>
  </office:meta>
</office:document-meta>
</file>